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b9dc" officeooo:paragraph-rsid="0017b9dc"/>
    </style:style>
    <style:style style:name="P2" style:family="paragraph" style:parent-style-name="Standard">
      <style:paragraph-properties fo:text-align="start" style:justify-single-word="false"/>
      <style:text-properties officeooo:rsid="0017b9dc" officeooo:paragraph-rsid="0017b9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oformation Python</text:p>
      <text:p text:style-name="P1"/>
      <text:p text:style-name="P2">Chapitre 1</text:p>
      <text:p text:style-name="P2"/>
      <text:p text:style-name="P2">Chapitre 2</text:p>
      <text:p text:style-name="P2"/>
      <text:p text:style-name="P2">Chapitre 3</text:p>
      <text:p text:style-name="P2"/>
      <text:p text:style-name="P2">Chapitre 4</text:p>
      <text:p text:style-name="P2"/>
      <text:p text:style-name="P2">Chapitre 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6:36:20.697567356</meta:creation-date>
    <dc:date>2019-02-25T16:37:52.626295498</dc:date>
    <meta:editing-duration>PT1M37S</meta:editing-duration>
    <meta:editing-cycles>1</meta:editing-cycles>
    <meta:document-statistic meta:table-count="0" meta:image-count="0" meta:object-count="0" meta:page-count="1" meta:paragraph-count="6" meta:word-count="12" meta:character-count="70" meta:non-whitespace-character-count="64"/>
    <meta:generator>LibreOffice/6.0.6.2$Linux_X86_64 LibreOffice_project/00m0$Build-2</meta:generator>
  </office:meta>
</office:document-meta>
</file>